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fo:color="#ff6309"/>
    </style:style>
    <style:style style:name="P4" style:family="paragraph" style:parent-style-name="Text_20_body" style:list-style-name="L1">
      <style:paragraph-properties fo:text-align="justify" style:justify-single-word="false"/>
      <style:text-properties style:use-window-font-color="true"/>
    </style:style>
    <style:style style:name="P5" style:family="paragraph" style:parent-style-name="Text_20_body" style:list-style-name="L3">
      <style:paragraph-properties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text-align="justify" style:justify-single-word="false"/>
      <style:text-properties fo:color="#ff0000"/>
    </style:style>
    <style:style style:name="P7" style:family="paragraph" style:parent-style-name="Text_20_body" style:list-style-name="L1">
      <style:paragraph-properties fo:text-align="justify" style:justify-single-word="false"/>
      <style:text-properties fo:color="#ff0000"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color="#ff0000" style:font-name="Times New Roman" fo:font-size="12pt" style:font-size-asian="12pt" style:font-size-complex="12pt"/>
    </style:style>
    <style:style style:name="P9" style:family="paragraph" style:parent-style-name="Text_20_body" style:list-style-name="L1">
      <style:paragraph-properties fo:text-align="justify" style:justify-single-word="false" fo:background-color="transparent">
        <style:background-image/>
      </style:paragraph-properties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333333" style:font-name="lucida grande" fo:font-size="9.7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33333" fo:font-size="9.7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ffb515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ff6309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og de pruebas sobre Zonales-Test</text:h>
      <text:list xml:id="list606947070" text:style-name="L1">
        <text:list-item>
          <text:p text:style-name="P2">Los artículos de <text:span text:style-name="T1">portada </text:span>se ven correctamente</text:p>
        </text:list-item>
        <text:list-item>
          <text:p text:style-name="P2">El <text:span text:style-name="T1">ecualizador anónimo </text:span>funciona OK (prioricé tecnologías y deportes y ordenó correctamente) y me guardó la ecualización anónima durante la sesión.</text:p>
        </text:list-item>
        <text:list-item>
          <text:p text:style-name="P3"><text:span text:style-name="T3">Bug leve</text:span><text:span text:style-name="T5">: En</text:span> los artículos que contienen imágenes de <text:span text:style-name="T1">La Voz del Vecino</text:span><text:span text:style-name="T2">, las mismas se visualizan en su tamaño original, lo que provoca problemas de diseño y visualización.</text:span></text:p>
        </text:list-item>
        <text:list-item>
          <text:p text:style-name="P2"><text:span text:style-name="T2">Realicé una par de </text:span><text:span text:style-name="T1">búsquedas </text:span><text:span text:style-name="T2">(términos: “google” y “Buenos Aires”) y funciona correctamente. Aparentemente ordena de acuerdo al ecualizador, aunque habría que volver a testear esto con una cantidad de artículos tagueados más considerable.</text:span></text:p>
        </text:list-item>
        <text:list-item>
          <text:p text:style-name="P2"><text:span text:style-name="T1">Login</text:span><text:span text:style-name="T2">: Registro usuario Zonales “Luis Ignacio Aita”, user: “ignacioaita”, zonal “Puerto Madryn, Chubut”. </text:span></text:p>
          <text:p text:style-name="P3"><text:span text:style-name="T3">Bug leve</text:span><text:span text:style-name="T2">: tuve que volver a hacer foco en las casillas “Email” y “Email de respaldo” para que me habilitara el botón “Registrarse”.</text:span></text:p>
          <text:p text:style-name="P9">Bug grave<text:span text:style-name="T5">: cuando seleccioné la forma de identificarme “zonales”, no me mostró los campos “Contraseña” y “Confirmar constraseña” (Debería, en algún momento anduvo), sin embargo cuando le di registrar me registró correctamente. (Cual será mi contraseña????).</text:span></text:p>
          <text:p text:style-name="P9"><text:span text:style-name="T5">Aclaración: más tarde probé en Mozilla y funcionó correctamente.</text:span></text:p>
          <text:p text:style-name="P2"><text:span text:style-name="T2">Me mandó correctamente el mail de confirmación, y haciendo clic en el link confirmé la activación correctamente.</text:span></text:p>
          <text:p text:style-name="P2"><text:span text:style-name="T2">Luego de activar, intenté loguearme con el usuario creado sin ingresar contraseña, sin éxito.</text:span></text:p>
          <text:p text:style-name="P2"><text:span text:style-name="T2">Le asigno una contraseña por back-end, y luego si puedo loguearme correctamente. Me llevó a mi zonal (Como no tiene noticias de portada, no aparece nada, esto habría que modificarlo)</text:span></text:p>
        </text:list-item>
        <text:list-item>
          <text:p text:style-name="P2"><text:span text:style-name="T2">Entro a editar mi perfil (con AAPU). Funciona OK.</text:span></text:p>
          <text:p text:style-name="P3"><text:span text:style-name="T3">Bug leve</text:span><text:span text:style-name="T2">: nunca habilitamos una opción que permita modificar la contraseña.</text:span></text:p>
        </text:list-item>
        <text:list-item>
          <text:p text:style-name="P4"><text:span text:style-name="T2">Me creó correctamente el ecualizador de usuario, lo modifico, guardo, cierro sesión, inicio sesión en otro navegador, y me levanta correctamente el ecualizador de usuario modificado.</text:span></text:p>
        </text:list-item>
        <text:list-item>
          <text:p text:style-name="P6"><text:span text:style-name="T3">Bug Grave</text:span><text:span text:style-name="T2">: cuando quiero ingresar utilizando Google, Yahoo o Microsoft, le doy ingresar y queda la página en blanco, no me redirige a ningún lado ni me pregunta nada. Aparentemente no funciona ningún método de autenticación, excepto Zonales y a medias (ver problema anterior)</text:span></text:p>
        </text:list-item>
        <text:list-item>
          <text:p text:style-name="P7"><text:span text:style-name="T3">Bug Grave</text:span><text:span text:style-name="T2">: cuando quiero acceder por Facebook, me da el siguiente mensaje: </text:span><text:span text:style-name="T10">La clave de API especificada no es válida. La aplicación a la que estas tratando de acceder no existe o ha sido deshabilitada.</text:span></text:p>
        </text:list-item>
        <text:list-item>
          <text:p text:style-name="P7"><text:span text:style-name="T3">Bug Grave</text:span><text:span text:style-name="T2">: intento acceder nuevamente con mi usuario Zonales sin éxito</text:span><text:span text:style-name="T10">. Voy al back-end, seteo nuevamente la clave y vuelvo a intentar, pero no puedo loguarme. Cierro sesión en el back-end y no puedo volver a entrar como admin.</text:span></text:p>
        </text:list-item>
      </text:list>
      <text:p text:style-name="P8"><text:span text:style-name="T10">====== NO PUDE ENTRAR MAS A LA ADMINISTRACION ======</text:span></text:p>
      <text:p text:style-name="P8"><text:span text:style-name="T10">====== VUELVO A ARMAR LA INSTANCIA DE TEST ======</text:span></text:p>
      <text:list xml:id="list231814731" text:style-name="L3">
        <text:list-item>
          <text:p text:style-name="P5"><text:span text:style-name="T10">Resusité la instancia zonales-test instalando todo de nuevo.</text:span></text:p>
        </text:list-item>
        <text:list-item>
          <text:p text:style-name="P5"><text:span text:style-name="T10">Probé crear un artículo desde el front: OK. </text:span><text:span text:style-name="T12">Corregir que salga del lightbox cuando guardo el </text:span><text:soft-page-break/><text:span text:style-name="T12">artículo.</text:span></text:p>
        </text:list-item>
        <text:list-item>
          <text:p text:style-name="P5"><text:span text:style-name="T10">Tagueo del artículo OK. Se realiza correctamente el delta-import. La funcionalidad de tageo like google anda bien.</text:span></text:p>
        </text:list-item>
        <text:list-item>
          <text:p text:style-name="P5"><text:span text:style-name="T10">Cuando selecciono una zona, por ejemplo Madryn, no aparecen de entrada todos los artículos de la zona, sino solo los que tienen los tags “Portada” y el correspondiente a la zona.</text:span></text:p>
        </text:list-item>
        <text:list-item>
          <text:p text:style-name="P5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1-04-07T10:30:10</meta:creation-date>
    <dc:date>2011-04-07T20:17:13</dc:date>
    <dc:creator>Luis Aita</dc:creator>
    <meta:editing-duration>PT09H47M05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2" meta:paragraph-count="24" meta:word-count="526" meta:character-count="3162"/>
  </office:meta>
</office:document-meta>
</file>